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weight="normal" officeooo:rsid="0026774b" officeooo:paragraph-rsid="0020ad42" style:font-weight-asian="normal" style:font-weight-complex="normal"/>
    </style:style>
    <style:style style:name="P2" style:family="paragraph" style:parent-style-name="Standard">
      <style:paragraph-properties fo:text-align="justify" style:justify-single-word="false"/>
      <style:text-properties style:font-name="Times new roman" fo:font-weight="normal" officeooo:rsid="0026774b" officeooo:paragraph-rsid="0021b172" style:font-weight-asian="normal" style:font-weight-complex="normal"/>
    </style:style>
    <style:style style:name="P3" style:family="paragraph" style:parent-style-name="Standard">
      <style:paragraph-properties fo:text-align="justify" style:justify-single-word="false"/>
      <style:text-properties style:font-name="Times new roman" fo:font-weight="normal" officeooo:rsid="00259d4a" officeooo:paragraph-rsid="00242489" style:font-weight-asian="normal" style:font-weight-complex="normal"/>
    </style:style>
    <style:style style:name="P4" style:family="paragraph" style:parent-style-name="Standard">
      <style:paragraph-properties fo:text-align="justify" style:justify-single-word="false"/>
      <style:text-properties style:font-name="Times new roman" fo:font-weight="bold" officeooo:rsid="002174ff" officeooo:paragraph-rsid="0020ad42" style:font-weight-asian="bold" style:font-weight-complex="bold"/>
    </style:style>
    <style:style style:name="P5" style:family="paragraph" style:parent-style-name="Standard">
      <style:paragraph-properties fo:text-align="justify" style:justify-single-word="false"/>
      <style:text-properties style:font-name="Times new roman" fo:font-weight="bold" officeooo:rsid="002174ff" officeooo:paragraph-rsid="0023ed54" style:font-weight-asian="bold" style:font-weight-complex="bold"/>
    </style:style>
    <style:style style:name="P6" style:family="paragraph" style:parent-style-name="Standard">
      <style:paragraph-properties fo:text-align="justify" style:justify-single-word="false"/>
      <style:text-properties style:font-name="Times new roman" fo:font-weight="bold" officeooo:rsid="002174ff" officeooo:paragraph-rsid="00242489" style:font-weight-asian="bold" style:font-weight-complex="bold"/>
    </style:style>
    <style:style style:name="P7" style:family="paragraph" style:parent-style-name="Standard">
      <style:paragraph-properties fo:text-align="justify" style:justify-single-word="false"/>
      <style:text-properties style:font-name="Times new roman" fo:font-weight="bold" officeooo:rsid="0026774b" officeooo:paragraph-rsid="0021b172" style:font-weight-asian="bold" style:font-weight-complex="bold"/>
    </style:style>
    <style:style style:name="P8" style:family="paragraph" style:parent-style-name="Standard">
      <style:text-properties style:font-name="Times New Roman" officeooo:rsid="000160b1" officeooo:paragraph-rsid="000160b1"/>
    </style:style>
    <style:style style:name="P9" style:family="paragraph" style:parent-style-name="Standard">
      <style:paragraph-properties fo:line-height="150%" fo:text-align="justify" style:justify-single-word="false"/>
      <style:text-properties style:font-name="Times New Roman" officeooo:rsid="000160b1" officeooo:paragraph-rsid="0009cee6"/>
    </style:style>
    <style:style style:name="P10" style:family="paragraph" style:parent-style-name="Standard">
      <style:text-properties style:font-name="Times New Roman" fo:font-weight="bold" officeooo:rsid="000160b1" officeooo:paragraph-rsid="000160b1" style:font-weight-asian="bold" style:font-weight-complex="bold"/>
    </style:style>
    <style:style style:name="P11" style:family="paragraph" style:parent-style-name="Standard">
      <style:paragraph-properties fo:text-align="justify" style:justify-single-word="false"/>
      <style:text-properties style:font-name="Times New Roman" fo:font-weight="bold" officeooo:rsid="001fed1a" officeooo:paragraph-rsid="001ab871" style:font-weight-asian="bold" style:font-weight-complex="bold"/>
    </style:style>
    <style:style style:name="P12" style:family="paragraph" style:parent-style-name="Standard">
      <style:paragraph-properties fo:text-align="justify" style:justify-single-word="false"/>
      <style:text-properties style:font-name="Times New Roman" fo:font-weight="bold" officeooo:rsid="001079b6" officeooo:paragraph-rsid="001ab871" style:font-weight-asian="bold" style:font-weight-complex="bold"/>
    </style:style>
    <style:style style:name="P13" style:family="paragraph" style:parent-style-name="Standard">
      <style:paragraph-properties fo:text-align="justify" style:justify-single-word="false"/>
      <style:text-properties style:font-name="Times New Roman" fo:font-weight="bold" officeooo:rsid="0011c8ba" officeooo:paragraph-rsid="001ab871" style:font-weight-asian="bold" style:font-weight-complex="bold"/>
    </style:style>
    <style:style style:name="P14" style:family="paragraph" style:parent-style-name="Standard">
      <style:paragraph-properties fo:text-align="justify" style:justify-single-word="false"/>
      <style:text-properties style:font-name="Times New Roman" fo:font-weight="bold" officeooo:rsid="0026356a" officeooo:paragraph-rsid="001ae330" style:font-weight-asian="bold" style:font-weight-complex="bold"/>
    </style:style>
    <style:style style:name="P15" style:family="paragraph" style:parent-style-name="Standard">
      <style:paragraph-properties fo:text-align="justify" style:justify-single-word="false"/>
      <style:text-properties style:font-name="Times New Roman" fo:font-weight="bold" officeooo:rsid="001d5ab2" officeooo:paragraph-rsid="001ab871" style:font-weight-asian="bold" style:font-weight-complex="bold"/>
    </style:style>
    <style:style style:name="P16" style:family="paragraph" style:parent-style-name="Standard">
      <style:paragraph-properties fo:text-align="justify" style:justify-single-word="false"/>
      <style:text-properties style:font-name="Times New Roman" fo:font-weight="bold" officeooo:rsid="001b8b9b" officeooo:paragraph-rsid="0023ed54" style:font-weight-asian="bold" style:font-weight-complex="bold"/>
    </style:style>
    <style:style style:name="P17" style:family="paragraph" style:parent-style-name="Standard">
      <style:paragraph-properties fo:text-align="justify" style:justify-single-word="false"/>
      <style:text-properties style:font-name="Times New Roman" fo:font-size="12pt" officeooo:paragraph-rsid="000160b1" style:font-size-asian="12pt" style:font-size-complex="12pt"/>
    </style:style>
    <style:style style:name="P18" style:family="paragraph" style:parent-style-name="Standard">
      <style:paragraph-properties fo:text-align="justify" style:justify-single-word="false"/>
      <style:text-properties style:font-name="Times New Roman" fo:font-weight="normal" officeooo:rsid="000c4af8" officeooo:paragraph-rsid="0012634e" style:font-weight-asian="normal" style:font-weight-complex="normal"/>
    </style:style>
    <style:style style:name="P19" style:family="paragraph" style:parent-style-name="Standard">
      <style:paragraph-properties fo:text-align="justify" style:justify-single-word="false"/>
      <style:text-properties style:font-name="Times New Roman" fo:font-weight="normal" officeooo:rsid="000c4af8" officeooo:paragraph-rsid="002044a2" style:font-weight-asian="normal" style:font-weight-complex="normal"/>
    </style:style>
    <style:style style:name="P20" style:family="paragraph" style:parent-style-name="Standard">
      <style:paragraph-properties fo:text-align="justify" style:justify-single-word="false"/>
      <style:text-properties style:font-name="Times New Roman" fo:font-weight="normal" officeooo:rsid="0011c8ba" officeooo:paragraph-rsid="002044a2" style:font-weight-asian="normal" style:font-weight-complex="normal"/>
    </style:style>
    <style:style style:name="P21" style:family="paragraph" style:parent-style-name="Standard">
      <style:paragraph-properties fo:text-align="justify" style:justify-single-word="false"/>
      <style:text-properties style:font-name="Times New Roman" fo:font-weight="normal" officeooo:rsid="001fa8ba" officeooo:paragraph-rsid="002044a2" style:font-weight-asian="normal" style:font-weight-complex="normal"/>
    </style:style>
    <style:style style:name="P22" style:family="paragraph" style:parent-style-name="Standard">
      <style:paragraph-properties fo:text-align="justify" style:justify-single-word="false"/>
      <style:text-properties style:font-name="Times New Roman" fo:font-weight="normal" officeooo:rsid="001fed1a" officeooo:paragraph-rsid="001ab871" style:font-weight-asian="normal" style:font-weight-complex="normal"/>
    </style:style>
    <style:style style:name="P23" style:family="paragraph" style:parent-style-name="Standard">
      <style:paragraph-properties fo:text-align="justify" style:justify-single-word="false"/>
      <style:text-properties style:font-name="Times New Roman" fo:font-weight="normal" officeooo:rsid="001fed1a" officeooo:paragraph-rsid="0020ad42" style:font-weight-asian="normal" style:font-weight-complex="normal"/>
    </style:style>
    <style:style style:name="P24" style:family="paragraph" style:parent-style-name="Standard">
      <style:paragraph-properties fo:text-align="justify" style:justify-single-word="false"/>
      <style:text-properties style:font-name="Times New Roman" fo:font-weight="normal" officeooo:rsid="0013aff9" officeooo:paragraph-rsid="001ab871" style:font-weight-asian="normal" style:font-weight-complex="normal"/>
    </style:style>
    <style:style style:name="P25" style:family="paragraph" style:parent-style-name="Standard">
      <style:paragraph-properties fo:text-align="justify" style:justify-single-word="false"/>
      <style:text-properties style:font-name="Times New Roman" fo:font-weight="normal" officeooo:rsid="001d5ab2" officeooo:paragraph-rsid="001ab871" style:font-weight-asian="normal" style:font-weight-complex="normal"/>
    </style:style>
    <style:style style:name="P26" style:family="paragraph" style:parent-style-name="Standard">
      <style:paragraph-properties fo:line-height="150%" fo:text-align="justify" style:justify-single-word="false"/>
      <style:text-properties style:font-name="Times New Roman" fo:font-weight="normal" officeooo:rsid="000ddfaf" officeooo:paragraph-rsid="001b8b9b" style:font-weight-asian="normal" style:font-weight-complex="normal"/>
    </style:style>
    <style:style style:name="P27" style:family="paragraph" style:parent-style-name="Standard">
      <style:text-properties fo:font-variant="normal" fo:text-transform="none" fo:color="#222222" style:font-name="Times New Roman" fo:font-size="9pt" fo:letter-spacing="normal" fo:font-style="normal" fo:font-weight="normal" officeooo:paragraph-rsid="000160b1"/>
    </style:style>
    <style:style style:name="P28" style:family="paragraph" style:parent-style-name="Standard">
      <style:paragraph-properties fo:line-height="150%" fo:text-align="justify" style:justify-single-word="false"/>
      <style:text-properties style:use-window-font-color="true" style:font-name="Times New Roman" fo:font-size="12pt" fo:font-weight="normal" officeooo:rsid="000cd36d" officeooo:paragraph-rsid="000839c2" fo:background-color="transparent" style:font-name-asian="Times new roman1" style:font-name-complex="Times new roman1"/>
    </style:style>
    <style:style style:name="P29" style:family="paragraph" style:parent-style-name="Standard">
      <style:paragraph-properties fo:line-height="150%" fo:text-align="justify" style:justify-single-word="false"/>
      <style:text-properties style:use-window-font-color="true" style:font-name="Times New Roman" fo:font-size="12pt" fo:font-weight="normal" officeooo:rsid="000cd36d" officeooo:paragraph-rsid="00037228" fo:background-color="transparent" style:font-name-asian="Times new roman1" style:font-name-complex="Times new roman1"/>
    </style:style>
    <style:style style:name="P30" style:family="paragraph" style:parent-style-name="Standard">
      <style:paragraph-properties fo:line-height="150%" fo:text-align="justify" style:justify-single-word="false"/>
      <style:text-properties fo:color="#c5000b" style:font-name="Times New Roman" fo:font-size="12pt" fo:font-weight="normal" officeooo:rsid="000cd36d" officeooo:paragraph-rsid="000839c2" fo:background-color="transparent" style:font-name-asian="Times new roman1" style:font-name-complex="Times new roman1"/>
    </style:style>
    <style:style style:name="P31"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15c49c" officeooo:paragraph-rsid="001bbede" style:text-blinking="false" fo:background-color="transparent" style:font-size-asian="12pt" style:font-weight-asian="bold" style:font-size-complex="12pt" style:font-weight-complex="bold"/>
    </style:style>
    <style:style style:name="P32"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0c4af8" officeooo:paragraph-rsid="001bbede" style:text-blinking="false" fo:background-color="transparent" style:font-size-asian="12pt" style:font-weight-asian="bold" style:font-size-complex="12pt" style:font-weight-complex="bold"/>
    </style:style>
    <style:style style:name="P33"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0c4af8" officeooo:paragraph-rsid="0012634e" style:text-blinking="false" fo:background-color="transparent" style:font-size-asian="12pt" style:font-weight-asian="bold" style:font-size-complex="12pt" style:font-weight-complex="bold"/>
    </style:style>
    <style:style style:name="P34"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1ae330" officeooo:paragraph-rsid="001ae330" style:text-blinking="false" fo:background-color="transparent" style:font-size-asian="12pt" style:font-weight-asian="bold" style:font-size-complex="12pt" style:font-weight-complex="bold"/>
    </style:style>
    <style:style style:name="P35"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2e7006" officeooo:paragraph-rsid="001909e2" style:text-blinking="false" fo:background-color="transparent" style:font-size-asian="12pt" style:font-weight-asian="bold" style:font-size-complex="12pt" style:font-weight-complex="bold"/>
    </style:style>
    <style:style style:name="P36"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ddfaf" officeooo:paragraph-rsid="001bbede" style:text-blinking="false" fo:background-color="transparent" style:font-size-asian="12pt" style:font-weight-asian="normal" style:font-size-complex="12pt" style:font-weight-complex="normal"/>
    </style:style>
    <style:style style:name="P37" style:family="paragraph" style:parent-style-name="Standard">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05f0d" officeooo:paragraph-rsid="002044a2" style:text-blinking="false" fo:background-color="transparent" style:font-size-asian="12pt" style:font-weight-asian="normal" style:font-size-complex="12pt" style:font-weight-complex="normal"/>
    </style:style>
    <style:style style:name="P38" style:family="paragraph" style:parent-style-name="Standard">
      <style:paragraph-properties fo:margin-top="0cm" fo:margin-bottom="0cm" loext:contextual-spacing="false" fo:line-height="179%" fo:text-align="justify" style:justify-single-word="false" style:writing-mode="lr-tb"/>
      <style:text-properties style:font-name="Times New Roman" fo:font-weight="bold" officeooo:rsid="001fed1a" officeooo:paragraph-rsid="002044a2" style:font-weight-asian="bold" style:font-weight-complex="bold"/>
    </style:style>
    <style:style style:name="P39" style:family="paragraph" style:parent-style-name="Standard">
      <style:paragraph-properties fo:margin-left="0cm" fo:margin-right="0cm" fo:widows="1" fo:text-indent="0cm" style:auto-text-indent="false"/>
      <style:text-properties fo:font-variant="normal" fo:text-transform="none" fo:color="#222222" style:font-name="Times New Roman" fo:font-size="9pt" fo:letter-spacing="normal" fo:font-style="normal" fo:font-weight="normal"/>
    </style:style>
    <style:style style:name="P40" style:family="paragraph" style:parent-style-name="Standard">
      <style:paragraph-properties fo:margin-left="0cm" fo:margin-right="0cm" fo:widows="1" fo:text-indent="0cm" style:auto-text-indent="false"/>
      <style:text-properties fo:font-variant="normal" fo:text-transform="none" fo:color="#222222" style:font-name="Times New Roman" fo:font-size="9pt" fo:letter-spacing="normal" fo:font-style="normal" fo:font-weight="normal" officeooo:paragraph-rsid="000160b1"/>
    </style:style>
    <style:style style:name="P41" style:family="paragraph" style:parent-style-name="Standard">
      <style:paragraph-properties fo:margin-left="0cm" fo:margin-right="0cm" fo:text-align="justify" style:justify-single-word="false" fo:text-indent="0cm" style:auto-text-indent="false"/>
      <style:text-properties style:font-name="Times new roman" fo:font-weight="normal" officeooo:rsid="00263402" officeooo:paragraph-rsid="00242489" style:font-weight-asian="normal"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style:font-name="Times new roman" fo:font-weight="normal" officeooo:rsid="00242489" officeooo:paragraph-rsid="00242489" style:font-weight-asian="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style:font-name="Times new roman" fo:font-weight="bold" officeooo:rsid="002174ff" officeooo:paragraph-rsid="00242489" style:font-weight-asian="bold"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font-name="Times new roman" fo:font-weight="bold" officeooo:rsid="00263402" officeooo:paragraph-rsid="00242489" style:font-weight-asian="bold" style:font-weight-complex="bold"/>
    </style:style>
    <style:style style:name="P45" style:family="paragraph" style:parent-style-name="Standard">
      <style:paragraph-properties fo:margin-left="0cm" fo:margin-right="0cm" fo:text-align="justify" style:justify-single-word="false" fo:text-indent="0cm" style:auto-text-indent="false"/>
      <style:text-properties style:font-name="Times new roman" fo:font-weight="bold" officeooo:rsid="00242489" officeooo:paragraph-rsid="00242489" style:font-weight-asian="bold" style:font-weight-complex="bold"/>
    </style:style>
    <style:style style:name="P46"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9cee6" officeooo:paragraph-rsid="000d2f77" style:text-blinking="false" fo:background-color="transparent" style:font-size-asian="12pt" style:font-size-complex="12pt"/>
    </style:style>
    <style:style style:name="P48"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9cee6" officeooo:paragraph-rsid="000b63bd" style:text-blinking="false" fo:background-color="transparent" style:font-size-asian="12pt" style:font-size-complex="12pt"/>
    </style:style>
    <style:style style:name="P49"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9cee6" officeooo:paragraph-rsid="0009cee6" style:text-blinking="false" fo:background-color="transparent" style:font-size-asian="12pt" style:font-size-complex="12pt"/>
    </style:style>
    <style:style style:name="P50"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9cee6" officeooo:paragraph-rsid="001ab871" style:text-blinking="false" fo:background-color="transparent" style:font-size-asian="12pt" style:font-size-complex="12pt"/>
    </style:style>
    <style:style style:name="P51" style:family="paragraph" style:parent-style-name="Text_20_body">
      <style:paragraph-properties fo:margin-top="0cm" fo:margin-bottom="0cm" loext:contextual-spacing="false" fo:line-height="179%"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b63bd" officeooo:paragraph-rsid="000b63bd" style:text-blinking="false" fo:background-color="transparent" style:font-size-asian="12pt" style:font-size-complex="12pt"/>
    </style:style>
    <style:style style:name="P52"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b63bd" officeooo:paragraph-rsid="000b63bd"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54"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rsid="001ab871" officeooo:paragraph-rsid="001ab871" style:text-blinking="false" fo:background-color="transparent" style:font-size-asian="12pt" style:font-weight-asian="bold" style:font-size-complex="12pt" style:font-weight-complex="bold"/>
    </style:style>
    <style:style style:name="P55" style:family="paragraph" style:parent-style-name="Text_20_body">
      <style:paragraph-properties fo:margin-top="0cm" fo:margin-bottom="0cm" loext:contextual-spacing="false" fo:line-height="179%" fo:text-align="justify" style:justify-single-word="false" style:writing-mode="lr-tb"/>
      <style:text-properties style:font-name="Times New Roman" fo:font-size="12pt" style:font-size-asian="12pt" style:font-size-complex="12pt"/>
    </style:style>
    <style:style style:name="P56" style:family="paragraph" style:parent-style-name="Text_20_body">
      <style:paragraph-properties fo:margin-top="0cm" fo:margin-bottom="0cm" loext:contextual-spacing="false" fo:line-height="179%" fo:text-align="justify" style:justify-single-word="false" style:writing-mode="lr-tb"/>
      <style:text-properties style:font-name="Times New Roman" fo:font-size="12pt" fo:font-weight="normal" style:font-size-asian="12pt" style:font-size-complex="12pt"/>
    </style:style>
    <style:style style:name="P57" style:family="paragraph" style:parent-style-name="Text_20_body">
      <style:text-properties style:font-name="Times New Roman" fo:font-size="12pt" style:font-size-asian="12pt" style:font-size-complex="12pt"/>
    </style:style>
    <style:style style:name="P58" style:family="paragraph" style:parent-style-name="Text_20_body">
      <style:text-properties style:font-name="Times New Roman" officeooo:paragraph-rsid="001b8b9b"/>
    </style:style>
    <style:style style:name="P59" style:family="paragraph" style:parent-style-name="Text_20_body">
      <style:text-properties style:font-name="Times New Roman" fo:font-weight="bold" officeooo:rsid="001b8b9b" officeooo:paragraph-rsid="001b8b9b" style:font-weight-asian="bold" style:font-weight-complex="bold"/>
    </style:style>
    <style:style style:name="P60" style:family="paragraph" style:parent-style-name="Text_20_body">
      <style:text-properties style:font-name="Times New Roman" fo:font-weight="bold" officeooo:rsid="0023ed54" officeooo:paragraph-rsid="0023ed54" style:font-weight-asian="bold" style:font-weight-complex="bold"/>
    </style:style>
    <style:style style:name="P61" style:family="paragraph" style:parent-style-name="Text_20_body">
      <style:text-properties style:font-name="Times New Roman" fo:font-weight="normal" officeooo:rsid="001e3096" officeooo:paragraph-rsid="001e3096" style:font-weight-asian="normal" style:font-weight-complex="normal"/>
    </style:style>
    <style:style style:name="T1" style:family="text">
      <style:text-properties officeooo:rsid="000160b1"/>
    </style:style>
    <style:style style:name="T2" style:family="text">
      <style:text-properties fo:font-weight="normal" style:font-weight-asian="normal" style:font-weight-complex="normal"/>
    </style:style>
    <style:style style:name="T3" style:family="text">
      <style:text-properties fo:font-weight="normal" officeooo:rsid="000ddfaf" style:font-weight-asian="normal" style:font-weight-complex="normal"/>
    </style:style>
    <style:style style:name="T4" style:family="text">
      <style:text-properties fo:font-weight="normal" officeooo:rsid="0034547f" style:font-weight-asian="normal" style:font-weight-complex="normal"/>
    </style:style>
    <style:style style:name="T5" style:family="text">
      <style:text-properties fo:font-weight="normal" officeooo:rsid="00350964" style:font-weight-asian="normal" style:font-weight-complex="normal"/>
    </style:style>
    <style:style style:name="T6" style:family="text">
      <style:text-properties fo:font-weight="normal" officeooo:rsid="0026356a" style:font-weight-asian="normal" style:font-weight-complex="normal"/>
    </style:style>
    <style:style style:name="T7" style:family="text">
      <style:text-properties fo:font-weight="normal" officeooo:rsid="0035f90d" style:font-weight-asian="normal" style:font-weight-complex="normal"/>
    </style:style>
    <style:style style:name="T8" style:family="text">
      <style:text-properties fo:font-weight="normal" officeooo:rsid="001e5db7" style:font-weight-asian="normal" style:font-weight-complex="normal"/>
    </style:style>
    <style:style style:name="T9" style:family="text">
      <style:text-properties fo:font-weight="normal" officeooo:rsid="002e7006" style:font-weight-asian="normal" style:font-weight-complex="normal"/>
    </style:style>
    <style:style style:name="T10" style:family="text">
      <style:text-properties fo:font-weight="normal" officeooo:rsid="001c5c35" style:font-weight-asian="normal" style:font-weight-complex="normal"/>
    </style:style>
    <style:style style:name="T11" style:family="text">
      <style:text-properties fo:font-weight="normal" officeooo:rsid="001d5ab2" style:font-weight-asian="normal" style:font-weight-complex="normal"/>
    </style:style>
    <style:style style:name="T12" style:family="text">
      <style:text-properties fo:font-weight="normal" officeooo:rsid="001ae330" style:font-weight-asian="normal" style:font-weight-complex="normal"/>
    </style:style>
    <style:style style:name="T13" style:family="text">
      <style:text-properties fo:font-weight="normal" officeooo:rsid="001b8b9b" style:font-weight-asian="normal" style:font-weight-complex="normal"/>
    </style:style>
    <style:style style:name="T14" style:family="text">
      <style:text-properties fo:font-weight="normal" officeooo:rsid="001ff1f4" style:font-weight-asian="normal" style:font-weight-complex="normal"/>
    </style:style>
    <style:style style:name="T15" style:family="text">
      <style:text-properties fo:font-weight="normal" officeooo:rsid="0026774b" style:font-weight-asian="normal" style:font-weight-complex="normal"/>
    </style:style>
    <style:style style:name="T16" style:family="text">
      <style:text-properties fo:font-weight="normal" officeooo:rsid="0026e27f" style:font-weight-asian="normal" style:font-weight-complex="normal"/>
    </style:style>
    <style:style style:name="T17" style:family="text">
      <style:text-properties fo:font-weight="normal" officeooo:rsid="00263402" style:font-weight-asian="normal" style:font-weight-complex="normal"/>
    </style:style>
    <style:style style:name="T18" style:family="text">
      <style:text-properties fo:font-weight="normal" officeooo:rsid="0023ed54" style:font-weight-asian="normal" style:font-weight-complex="normal"/>
    </style:style>
    <style:style style:name="T19" style:family="text">
      <style:text-properties fo:font-weight="normal" officeooo:rsid="00259d4a" style:font-weight-asian="normal" style:font-weight-complex="normal"/>
    </style:style>
    <style:style style:name="T20" style:family="text">
      <style:text-properties fo:font-weight="normal" officeooo:rsid="00242489" style:font-weight-asian="normal" style:font-weight-complex="normal"/>
    </style:style>
    <style:style style:name="T21" style:family="text">
      <style:text-properties fo:font-weight="normal" officeooo:rsid="0024f4f7"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19cb5a" style:font-weight-asian="bold" style:font-weight-complex="bold"/>
    </style:style>
    <style:style style:name="T24" style:family="text">
      <style:text-properties officeooo:rsid="000b63bd"/>
    </style:style>
    <style:style style:name="T25" style:family="text">
      <style:text-properties officeooo:rsid="000cab0c"/>
    </style:style>
    <style:style style:name="T26" style:family="text">
      <style:text-properties officeooo:rsid="000cd37c"/>
    </style:style>
    <style:style style:name="T27" style:family="text">
      <style:text-properties officeooo:rsid="000d2f77"/>
    </style:style>
    <style:style style:name="T28" style:family="text">
      <style:text-properties officeooo:rsid="00350964"/>
    </style:style>
    <style:style style:name="T29" style:family="text">
      <style:text-properties officeooo:rsid="0030b402" style:font-weight-asian="normal" style:font-weight-complex="normal"/>
    </style:style>
    <style:style style:name="T30" style:family="text">
      <style:text-properties officeooo:rsid="00350964" style:font-weight-asian="normal" style:font-weight-complex="normal"/>
    </style:style>
    <style:style style:name="T31" style:family="text">
      <style:text-properties officeooo:rsid="003b4671" style:font-weight-asian="normal" style:font-weight-complex="normal"/>
    </style:style>
    <style:style style:name="T32" style:family="text">
      <style:text-properties officeooo:rsid="0032018f" style:font-weight-asian="normal" style:font-weight-complex="normal"/>
    </style:style>
    <style:style style:name="T33" style:family="text">
      <style:text-properties officeooo:rsid="0024423d"/>
    </style:style>
    <style:style style:name="T34" style:family="text">
      <style:text-properties officeooo:rsid="0026356a"/>
    </style:style>
    <style:style style:name="T35" style:family="text">
      <style:text-properties officeooo:rsid="0019cb5a"/>
    </style:style>
    <style:style style:name="T36" style:family="text">
      <style:text-properties officeooo:rsid="001bae82"/>
    </style:style>
    <style:style style:name="T37" style:family="text">
      <style:text-properties officeooo:rsid="001ae330"/>
    </style:style>
    <style:style style:name="T38" style:family="text">
      <style:text-properties officeooo:rsid="001bbede"/>
    </style:style>
    <style:style style:name="T39" style:family="text">
      <style:text-properties officeooo:rsid="001fa8ba"/>
    </style:style>
    <style:style style:name="T40"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officeooo:rsid="002044a2"/>
    </style:style>
    <style:style style:name="T43" style:family="text">
      <style:text-properties style:font-name="Times new roman" officeooo:rsid="0026774b"/>
    </style:style>
    <style:style style:name="T44" style:family="text">
      <style:text-properties style:font-name="Times new roman" officeooo:rsid="0020ad42"/>
    </style:style>
    <style:style style:name="T45" style:family="text">
      <style:text-properties officeooo:rsid="0020ad42"/>
    </style:style>
    <style:style style:name="T46" style:family="text">
      <style:text-properties officeooo:rsid="0031b02e"/>
    </style:style>
    <style:style style:name="T47" style:family="text">
      <style:text-properties officeooo:rsid="002424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CC</text:p>
      <text:p text:style-name="P8"/>
      <text:p text:style-name="P27"><text:span text:style-name="T1">1. Introdução - <text:s/></text:span>Esperar terminar o artigo pois você pode aproveitar o texto.</text:p>
      <text:p text:style-name="P40"><text:s/></text:p>
      <text:p text:style-name="P40">2. Algoritmos Genéticos - Texto sobre o AG, explique apenas o será abordado no capítulo de descrição do projeto. </text:p>
      <text:p text:style-name="P39"/>
      <text:p text:style-name="P39">3. Sistemas embarcados em Microcontroladores - Explique apenas o será abordado no capítulo de descrição do projeto. </text:p>
      <text:p text:style-name="P39"/>
      <text:p text:style-name="P39">4. Descrição do projeto</text:p>
      <text:p text:style-name="P39"/>
      <text:p text:style-name="P39">5. Resultados </text:p>
      <text:p text:style-name="P39"/>
      <text:p text:style-name="P39">6. Conclusões.</text:p>
      <text:p text:style-name="P8"/>
      <text:p text:style-name="P8"/>
      <text:p text:style-name="P10">Descrição do projeto</text:p>
      <text:p text:style-name="P17"/>
      <text:p text:style-name="P46">Este trabalho tem como finalidade a investigação, otimização e adequação do uso de AGs, em sistemas embarcados, tais como microcontroladores (MuC), microprocessadores (MuP) e sistemas digitais de processamento de sinais (DSPs), frequentemente utilizados em sistemas embarcados para aplicações dedicadas à soluções complexas de engenharia e, deste modo poder ser usado em vários setores da indústria.</text:p>
      <text:p text:style-name="P57"/>
      <text:p text:style-name="P46">O desenvolvimento deste trabalho esteve concentrado no desenvolvimento de AG em linguagem C, de um modo que pudesse, facilmente, ser adaptado e utilizado em sistemas embarcados diversos.</text:p>
      <text:p text:style-name="P57"/>
      <text:p text:style-name="P55"><text:span text:style-name="T41">O algoritmo foi escrito de modo estruturado com várias funções, permitindo escolher que tipo de procedimento poderá ser usado em cada etapa do GA, podendo, deste modo, avaliar qual método possui melhor desempenho, tanto do ponto de vista da execução em si, quanto dos resultados obtidos para a solução do problema.</text:span></text:p>
      <text:p text:style-name="P55"><text:span text:style-name="T41"/></text:p>
      <text:p text:style-name="P46">Deste modo foi possível avaliar o tempo de execução do GA com variações na sua execução, como por exemplo, diferentes formas de seleção, podendo esta ser por torneio, roleta simples, roleta de quatro pontos ou a combinação deste métodos. Como o objetivo do trabalho é a investigação do uso de GAs em sistemas embarcados de modo geral, não houve preocupação na solução de um problema específico, mas na otimização geral da execução do algoritmo. Deste modo procurou-se parametrizar todas os aspectos do GA, o máximo que se pode, desde, quantidade de variáveis do problema, até o tamanho do cromossomo, para serem definidas pelo usuário.</text:p>
      <text:p text:style-name="P31"/>
      <text:p text:style-name="P31"><text:soft-page-break/>Descrição do GA</text:p>
      <text:p text:style-name="P32"><text:span text:style-name="T3"><text:tab/>O algoritmo foi divido em várias etapas, sendo elas: iniciação da população, crossover, mutação, e avaliação da população. As trê</text:span><text:span text:style-name="T4">s</text:span><text:span text:style-name="T3"> ultimas et</text:span><text:span text:style-name="T5">a</text:span><text:span text:style-name="T3">pas são repetidas em um l</text:span><text:span text:style-name="T13">aço</text:span><text:span text:style-name="T3"> até que o número de iterações máximo seja atingido ou o cr</text:span><text:span text:style-name="T5">i</text:span><text:span text:style-name="T3">tério de busca seja <text:s/>alcançado.</text:span></text:p>
      <text:p text:style-name="P36"><text:tab/>No fim de cada iteração a população é avaliada e, para cada cromossomo é calculada uma aptidão, <text:span text:style-name="T33">que será utilizada como parâmetro para ordenação da população, que resultará em uma lista, em ordem decrescente de aptidão. </text:span>A aptidão de cada cromossomo é calculada convertendo os valores de cada c<text:span text:style-name="T28">r</text:span>omossomo para a faixa de valores do problema. Em seguida, este valor é avaliad<text:span text:style-name="T38">o</text:span> pela função objetivo ou função de avaliação, dando como resultado a aptidão do cromossomo. </text:p>
      <text:p text:style-name="P36"/>
      <text:p text:style-name="P53">A representação do cromossomo</text:p>
      <text:p text:style-name="P46"><text:tab/>No GA desenvolvido neste projeto, cada cromossomo é representado por um valor inteiro, convencionado no algoritmo como tipo unsigned int. Deste modo a capacidade de representação é limitada pela precisão desejada pelo usuário que pode ser configurada de maneira livre, obedecendo-se as restrições do sistema em que o algoritmo será utilizado.</text:p>
      <text:p text:style-name="P57"/>
      <text:p text:style-name="P53">A precisão do algoritmo</text:p>
      <text:p text:style-name="P46"><text:tab/>A precisão do algoritmo é definida pela quantidade de bits em cada cromossomo. Neste projeto a precisão é um parâmetro global do algoritmo que pode ser configurada pelo usuário de, acordo com a capacidade de representação numérica do sistema que irá executá-lo. Este parâmetro foi definido como constante, não podendo ser mais alterado depois do inicio da execução do algoritmo. Pelos teste realizados, percebeu-se que a precisão escolhida em nada afeta o tempo de execução do algoritmo de modo que a sua escolha é apenas limitada pela capacidade de representação numérica do sistema que irá executar o algoritmo.</text:p>
      <text:p text:style-name="P46"><text:tab/>Para sistemas de 10 bits, característico da maioria dos microprocessadores, é possível uma representação inteira de até 2^10 -1. Isso fornece uma precisão bastante razoável para a solução de problemas de otimização de um modo geral.</text:p>
      <text:p text:style-name="P57"/>
      <text:p text:style-name="P55"/>
      <text:p text:style-name="P55"/>
      <text:p text:style-name="P53"><text:soft-page-break/></text:p>
      <text:p text:style-name="P53">Otimização de memória</text:p>
      <text:p text:style-name="P56"><text:span text:style-name="T40"><text:tab/>Devido ao propósito do GA ser executado em hardwares de baixa quantidade de memória, comum em sistemas embarcados e por ter sido desenvolvido em linguagem c, fez-se uso extensivo de ponteiros, de modo que grande parte das funções envolvia passagem de parâmetros por referência. Como é o caso da população de cromossomos. Por se tratar de uma matriz de inteiros, esta é alocada em um único espaço de memória, de modo que seu acesso de todo o algoritmo é feito por meio de ponteiros. Nesta matriz, cada linha representa um cromossomo e cada coluna uma variável diferente do problema a ser otimizado.</text:span></text:p>
      <text:p text:style-name="P46"><text:tab/>A metodologia utilizada levou em conta a avaliação dos tempos de execução de cada etapa do AG para diferentes tamanhos de população e de cromossomos, e a partir daí, procurar otimizar esses tempos a fim de se obter o melhor tempo global de execução.</text:p>
      <text:p text:style-name="P46"/>
      <text:p text:style-name="P33">Inicialização da população</text:p>
      <text:p text:style-name="P18"><text:s/><text:tab/>A inicialização d<text:span text:style-name="T39">esta</text:span> população ocorre a partir da geração de <text:span text:style-name="T42">vários cromossomos até preencher toda a população</text:span>. Cada cromossomo é <text:span text:style-name="T34">representado</text:span> por um número inteiro cujo <text:span text:style-name="T33">valor</text:span> é escolhido <text:span text:style-name="T28">randomicamente</text:span> e cujo valor máximo depende da precisão escolhida para o algoritmo.<text:tab/></text:p>
      <text:p text:style-name="P20"/>
      <text:p text:style-name="P21"><text:tab/>Neste código, um laço do tipo for é feito, com uma variável de controle do tipo inteiro, cujo valor inicial vai de zero até o tamanho da população menos um. A cada iteração um valor randômico é escolhido conforme a equação <text:s/>a seguir</text:p>
      <text:p text:style-name="P21"/>
      <text:p text:style-name="P20">Seja b o valor do cromossomo e p a precisão escolhida , seu valor sorteado será dado por:</text:p>
      <text:p text:style-name="P19"/>
      <text:p text:style-name="P20">b = rand() % <text:span text:style-name="T39">MAX_SORT</text:span>, </text:p>
      <text:p text:style-name="P20"/>
      <text:p text:style-name="P20">onde rand é uma função da linguagem C que retorna um valor <text:span text:style-name="T33">inteiro aleatório e <text:s/>MAX_SORT = pow(2,size_chromossome)-1;</text:span></text:p>
      <text:p text:style-name="P20"/>
      <text:p text:style-name="P37"><text:tab/>Além da geração da população inicial há a inicialização de uma variável global chamada sumPopulation que será passada como referência através de um ponteiro para a função de inicialização da população e somará o valor de todos os indivíduos da população. Esta variável será utilizada no método do crossover.</text:p>
      <text:p text:style-name="P34"/>
      <text:p text:style-name="P34"/>
      <text:p text:style-name="P34"/>
      <text:p text:style-name="P34"><text:soft-page-break/>Seleção da nova população</text:p>
      <text:p text:style-name="P34"/>
      <text:p text:style-name="P35">O método da roleta</text:p>
      <text:p text:style-name="P47"><text:tab/>O método de seleção escolhido levou em conta a técnica da roleta de quatro pontos que seleciona quatro indivíduos de uma única vez, que irão cruzar dois a dois e gerar quatro outros novos indivíduos. <text:s/><text:span text:style-name="T29">Este sorteio consiste em somar todas as </text:span><text:span text:style-name="T30">a</text:span><text:span text:style-name="T29">ptidões da população e em seguida sortear um valor entre zero e esta soma. A partir deste sorteio, encontramos o indivíduo cuja aptidão seja a m</text:span><text:span text:style-name="T31">enor</text:span><text:span text:style-name="T29"> possível, </text:span><text:span text:style-name="T32">mas </text:span><text:span text:style-name="T29">maior que o valor sorteado. <text:s/></text:span><text:span text:style-name="T32">Com este valor sorteado, encontramos os outros três indivíduos da maneira como é descrita a seguir. </text:span></text:p>
      <text:p text:style-name="P48"><text:tab/><text:span text:style-name="T24">Seja <text:s/>ch1, o cromossomo sorteado no método da roleta simples e N o tamanho da população, o outros três cromossomos, ch2, ch2 e ch3 serão encontrados pelas equações a seguir.</text:span></text:p>
      <text:p text:style-name="P51">Ch2 = (ch1 + dist) % N</text:p>
      <text:p text:style-name="P51">ch3 = (ch1 + 2*dist)%N</text:p>
      <text:p text:style-name="P51">ch4 = (ch1 + 3*dist) %N</text:p>
      <text:p text:style-name="P52">onde dist é dado por </text:p>
      <text:p text:style-name="P51">dist = N/4</text:p>
      <text:p text:style-name="P49"/>
      <text:p text:style-name="P49"><text:tab/>Para problemas que envolvem várias variáveis, o crossover entre dois cromossomo irá ocorrer cruzando variáveis de mesma grande entre <text:span text:style-name="T26">si.</text:span></text:p>
      <text:p text:style-name="P49">Por exemplo:</text:p>
      <text:p text:style-name="P49"/>
      <text:p text:style-name="P49"><text:tab/> <text:s text:c="26"/><text:span text:style-name="T22">tensão p1 <text:s text:c="4"/>tensão p2 <text:s text:c="4"/>tensão p3</text:span></text:p>
      <text:p text:style-name="P49"><text:tab/><text:tab/><text:span text:style-name="T22">ch1</text:span> <text:s text:c="10"/>5.3 v <text:s text:c="11"/>1.4 v <text:s text:c="9"/>4.9 v</text:p>
      <text:p text:style-name="P49"><text:tab/><text:tab/><text:span text:style-name="T22">ch2 </text:span><text:s text:c="9"/>1.02 v <text:s text:c="10"/>2.8 v <text:s text:c="10"/>3.3 <text:s/>v</text:p>
      <text:p text:style-name="P49"/>
      <text:p text:style-name="P49">Os cromossomos ch1 e ch2 possuem 3 variáveis, cada um, que representam as tensões de saídas nos pinos p1, p2, p3 respectivamente. O cruzamento ocorrerá entre variáveis de um mesmo pino. Este é apenas um exemplo para que se entenda como foi realizado este procedimento.</text:p>
      <text:p text:style-name="P54"/>
      <text:p text:style-name="P54"><text:soft-page-break/>O Crossover</text:p>
      <text:p text:style-name="P50"><text:tab/>O crossover é realizado <text:s/>“seccionando” os dois cromossomos ao meio e trocando-<text:span text:style-name="T25">se</text:span> a <text:span text:style-name="T25">metade menos significativa de um cromossomo pela do</text:span> outro. Este método é conhecido como crossover de um ponto. <text:span text:style-name="T27">Pelo fato dos cromossomos serem representados por valores inteiros, o crossover é realizado por meio de uma operação bit-a-bit, através do qual modificamos a sequência binária de bits que formam cada valor inteiro. Este procedimento tem como efeito reduzir o custo computacional do algoritmo.</text:span></text:p>
      <text:p text:style-name="P38"/>
      <text:p text:style-name="P11"/>
      <text:p text:style-name="P11">Mutação</text:p>
      <text:p text:style-name="P11"/>
      <text:p text:style-name="P22"><text:tab/><text:span text:style-name="T37">No processo de mutação, cada nova geração é avaliada de modo que para cada cromossomo, sorteia-se um valor entre zero e um. Se o valor sorteado for menor ou igual à taxa de mutação, o cromossomo é modificado, trocando um bit em uma posição aleatória na cadeia binária que o representa.</text:span></text:p>
      <text:p text:style-name="P23"><text:tab/><text:span text:style-name="T45">Um</text:span><text:span text:style-name="T43"> </text:span><text:span text:style-name="T44">novo </text:span><text:span text:style-name="T43">valor </text:span><text:span text:style-name="T44">é </text:span><text:span text:style-name="T43">sorteado </text:span><text:span text:style-name="T44">para definir</text:span><text:span text:style-name="T43"> a posição no cromossomo, onde ocorrerá a permutação no bit selecionado. Se o valor do bit for um, será trocado por zero e vice -versa. Esta operação é do tipo binária e ocorre conforme o comando a seguir</text:span></text:p>
      <text:p text:style-name="P1"><text:tab/>*chr ^= <text:s/>(1 &lt;&lt; pos), </text:p>
      <text:p text:style-name="P1"/>
      <text:p text:style-name="P4"><text:span text:style-name="T15">onde pos é uma variável do tipo inteiro que representa a posição sorteada para a p</text:span><text:span text:style-name="T16">ermu</text:span><text:span text:style-name="T15">tação do valor binário.</text:span></text:p>
      <text:p text:style-name="P4"/>
      <text:p text:style-name="P7"><text:span text:style-name="T2">O parâmetro desta função é a variável do tipo unsigned int chr, que representa o cromossomo que sofrerá mutação. </text:span></text:p>
      <text:p text:style-name="P7"/>
      <text:p text:style-name="P2">O sorteio da posição é feito através do comando </text:p>
      <text:p text:style-name="P2">pos = rand()%size_chromossome, </text:p>
      <text:p text:style-name="P7"/>
      <text:p text:style-name="P2"><text:span text:style-name="T15">onde size population é uma variável global do tipo const int que representa o tamanho cromossomo e que equivale, também, à precisão da busca.</text:span></text:p>
      <text:p text:style-name="P24"/>
      <text:p text:style-name="P24"><text:span text:style-name="T23">Avaliação da população</text:span><text:span text:style-name="T35"> </text:span></text:p>
      <text:p text:style-name="P24"/>
      <text:p text:style-name="P24"><text:tab/><text:span text:style-name="T36">A avaliação da população consiste de três etapas fundamentais. A primeira delas e a normalização dos valores da população para o espaço de busca da solução do problema. Esta normalização é <text:s/>feita por meio de uma interpolação através da seguinte equação:</text:span></text:p>
      <text:p text:style-name="P12"/>
      <text:p text:style-name="P13"><text:span text:style-name="T2">valor</text:span><text:span text:style-name="T10">Normalizado</text:span><text:span text:style-name="T2"> = minimo + (máximo – mínimo)*valorCromossomo / (2^ precisao -1)</text:span></text:p>
      <text:p text:style-name="P13"/>
      <text:p text:style-name="P14"><text:span text:style-name="T2">Onde </text:span><text:span text:style-name="T5">mínimo</text:span><text:span text:style-name="T2"> e máximo são os limites </text:span><text:span text:style-name="T9">do espaço </text:span><text:span text:style-name="T2">de busca do domínio da função de avaliação que se quer minimizar. </text:span></text:p>
      <text:p text:style-name="P14"/>
      <text:p text:style-name="P14"><text:span text:style-name="T11">Logo que a população é normalizada, é calculada </text:span><text:span text:style-name="T12">sua</text:span><text:span text:style-name="T11"> aptidão por meio da função de avaliação.</text:span></text:p>
      <text:p text:style-name="P15"/>
      <text:p text:style-name="P25"><text:tab/>Existem dois vetores que representam a população. Um contem o<text:span text:style-name="T34">s</text:span> valor<text:span text:style-name="T34">es</text:span> dos <text:soft-page-break/>cromossomos, do tipo inteiro e outro do tipo float, que guarda o valor da aptidão do cromossomo do índice correspondente. </text:p>
      <text:p text:style-name="P15"/>
      <text:p text:style-name="P58"><text:span text:style-name="T11"><text:tab/>Após o cálculo da aptidão, a população é ordena</text:span><text:span text:style-name="T6">da</text:span><text:span text:style-name="T11"> em ordem </text:span><text:span text:style-name="T12">de</text:span><text:span text:style-name="T11">crescente, de modo que o cromossomo mais apto, que é o de menor valor, ficará no topo do vetor de ordenação e o menos </text:span><text:span text:style-name="T7">apto</text:span><text:span text:style-name="T11">, ficará no fim do vetor. </text:span></text:p>
      <text:p text:style-name="P58"><text:span text:style-name="T8"><text:tab/>A ordenação toma como referencia </text:span><text:span text:style-name="T5">a </text:span><text:span text:style-name="T8">aptidão da população, mas </text:span><text:span text:style-name="T14">esta ordenação</text:span><text:span text:style-name="T8"> ordenação ocorre também sobre o vetor da população em si, com os va</text:span><text:span text:style-name="T9">l</text:span><text:span text:style-name="T8">ores inteiros. </text:span><text:span text:style-name="T7">Para este procedimento foi utilizado o já conhecido algoritmo quicksort.</text:span></text:p>
      <text:p text:style-name="P60">Normalização da população</text:p>
      <text:p text:style-name="P5"><text:span text:style-name="T17"><text:tab/></text:span><text:span text:style-name="T18">A normalização dos cromossomos ocorre na etapa de avaliação da população e tem como objetivo converter os valores dos cromossomos do tipo inteiro para o range do problema de otimização, para em seguida calcular a aptidão de cada cromossomo.</text:span></text:p>
      <text:p text:style-name="P5"><text:span text:style-name="T18"/></text:p>
      <text:p text:style-name="P5"><text:span text:style-name="T17"><text:tab/>Um laço do tipo for percorre o vetor com a população de indivíduos e em cada iteração </text:span><text:span text:style-name="T18">um</text:span><text:span text:style-name="T17">a função <text:s/></text:span><text:span text:style-name="T18">de normalização é</text:span><text:span text:style-name="T17"> chamada, passando como parâmetro o valor do </text:span><text:span text:style-name="T18">cromossomo</text:span><text:span text:style-name="T17"> a ser normalizado, os valores mínimo e máximo do intervalo da busca e o valor máximo da população.</text:span></text:p>
      <text:p text:style-name="P16"><text:tab/></text:p>
      <text:p text:style-name="P6"><text:span text:style-name="T19"><text:tab/></text:span><text:span text:style-name="T20">Na</text:span><text:span text:style-name="T19"> função </text:span><text:span text:style-name="T20">de normalização f</text:span><text:span text:style-name="T19">inalidade de converter o valor de cada indivíduo da população para seu valor correspondente dentro do intervalo de valores de busca definido para o problema. <text:s/></text:span><text:span text:style-name="T17">O</text:span><text:span text:style-name="T20">s</text:span><text:span text:style-name="T17"> valor</text:span><text:span text:style-name="T20">es</text:span><text:span text:style-name="T17"> dos </text:span><text:span text:style-name="T20">indivíduos</text:span><text:span text:style-name="T17"> da população estão no formato inteiro e podem ser bastante elevados, de modo a ficarem fora do range da busca do problema.</text:span></text:p>
      <text:p text:style-name="P6"/>
      <text:p text:style-name="P41">A normalização <text:s/><text:span text:style-name="T47">de cada indivíduos </text:span>é feita <text:s/>através da equação </text:p>
      <text:p text:style-name="P43"/>
      <text:p text:style-name="P41"><text:tab/>value = minimo + (maximo – minimo)*chr / (float)MAX_SORT,</text:p>
      <text:p text:style-name="P44"/>
      <text:p text:style-name="P41">onde <text:span text:style-name="T46">as variáveis </text:span>m<text:span text:style-name="T47">í</text:span>nimo e máximo são os valores limites do intervalo da busca; MAX_SORT é o maior valor dentre os indivíduos da população e chr é o valor do cromossomo que se quer normalizar.</text:p>
      <text:p text:style-name="P41"/>
      <text:p text:style-name="P45">A aptidão dos cromossomos</text:p>
      <text:p text:style-name="P45"/>
      <text:p text:style-name="P42"><text:tab/>Como este trabalho não deteve-se em otimizar um problema específico, mas investigar o desempenho do uso de GA em sistemas embarcados, a função de avaliação utilizada foi a mais simples possível, de modo que sua execução interferisse o mínimo possível na avaliação do tempo de execução do AG.</text:p>
      <text:p text:style-name="P45"/>
      <text:p text:style-name="P6"><text:span text:style-name="T21">Esta função é usada para ca</text:span><text:span text:style-name="T19">l</text:span><text:span text:style-name="T21">cular o valor de aptidão da população. Um laço percorre o vetor da população e em cada iteração, </text:span><text:span text:style-name="T19">o valor do cromossomo na forma normalizada é passado como parâmetro na chamada da função </text:span><text:span text:style-name="T20">de avaliação, que foi definida como f(x) = x e irá</text:span><text:span text:style-name="T19"> retornar o valor da aptidão do cromossomo.</text:span></text:p>
      <text:p text:style-name="P3"/>
      <text:p text:style-name="P41"/>
      <text:p text:style-name="P59">Valores randômicos </text:p>
      <text:p text:style-name="P59"/>
      <text:p text:style-name="P61">O AG desenvolvido neste projeto demanda extensivamente do uso de valores pseudorrandômicos. O foco do projeto foi a utilização do ATMEGA, logo a geração de valores pseudo randômicos <text:soft-page-break/>nesses mciro controladores é feita de um modo diferente de um computador convencional. <text:s/>Para a geração de desses valores foi usado como semente </text:p>
      <text:p text:style-name="P58"/>
      <text:p text:style-name="P59">A validadeção do algoritmo</text:p>
      <text:p text:style-name="P58"><text:line-break/></text:p>
      <text:p text:style-name="P28"/>
      <text:p text:style-name="P30"/>
      <text:p text:style-name="P29"/>
      <text:p text:style-name="P26"><text:tab/></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ndson </meta:initial-creator>
    <meta:creation-date>2016-05-19T22:30:50.429280786</meta:creation-date>
    <dc:date>2016-05-23T21:07:45.436022641</dc:date>
    <dc:creator>Randson </dc:creator>
    <meta:editing-duration>PT3H23M24S</meta:editing-duration>
    <meta:editing-cycles>31</meta:editing-cycles>
    <meta:generator>LibreOffice/4.3.3.2$Linux_X86_64 LibreOffice_project/430m0$Build-2</meta:generator>
    <meta:document-statistic meta:table-count="0" meta:image-count="0" meta:object-count="0" meta:page-count="7" meta:paragraph-count="81" meta:word-count="1997" meta:character-count="12158" meta:non-whitespace-character-count="10071"/>
  </office:meta>
</office:document-meta>
</file>